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i>H</mi>
            <mo stretchy="false">=</mo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  <mtr>
        <mtd>
          <mrow/>
        </mtd>
      </mtr>
      <mtr>
        <mtd>
          <mrow>
            <mi>H</mi>
            <mo stretchy="false">=</mo>
            <mn>1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S0=S cdot H newline newline

R0=R cdot H newline newline

Q=Q_{(n-1)} cdot overline{R0}+S0 newline
Q=Q_{(n-1)} cdot overline{R cdot H}+S cdot H newline
Q=Q_{(n-1)} cdot (overline{R} + overline{H})+S cdot H newline newline

overline{Q}=overline{Q_{(n-1)}} cdot overline{S0}+R0 newline
overline{Q}=overline{Q_{(n-1)}} cdot overline{S cdot H}+R cdot H newline
overline{Q}=overline{Q_{(n-1)}} cdot (overline{S} + overline{H})+R cdot H newline newline

H=0 newline
Q=Q_{(n-1)} cdot (overline{R} + overline{0})+S cdot 0 newline
Q=Q_{(n-1)} cdot (overline{R} + 1)+S cdot 0 newline
Q=Q_{(n-1)} cdot 1 newline
Q=Q_{(n-1)} newline
overline{Q}=overline{Q_{(n-1)}} cdot (overline{S} + overline{0})+R cdot 0 newline
overline{Q}=overline{Q_{(n-1)}} cdot (overline{S} + 1)+R cdot 0 newline
overline{Q}=overline{Q_{(n-1)}} cdot 1 newline
overline{Q}=overline{Q_{(n-1)}} newline newline

H=1 newline
Q=Q_{(n-1)} cdot (overline{R} + overline{1})+S cdot 1 newline
Q=Q_{(n-1)} cdot (overline{R} + 0)+S cdot 1 newline
Q=Q_{(n-1)} cdot overline{R}+S newline
overline{Q}=overline{Q_{(n-1)}} cdot (overline{S} + overline{1})+R cdot 1 newline
overline{Q}=overline{Q_{(n-1)}} cdot (overline{S} + 0)+R cdot 1 newline
overline{Q}=overline{Q_{(n-1)}} cdot overline{S}+R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58:31.529722673</meta:creation-date>
    <dc:date>2024-03-06T19:44:31.675202197</dc:date>
    <meta:editing-duration>PT45M59S</meta:editing-duration>
    <meta:editing-cycles>2</meta:editing-cycles>
    <meta:generator>LibreOffice/7.6.4.1$Linux_X86_64 LibreOffice_project/60$Build-1</meta:generator>
  </office:meta>
</office:document-meta>
</file>